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Wingdings 2" svg:font-family="'Wingdings 2'" style:font-adornments="Regular" style:font-family-generic="roman" style:font-pitch="variable" style:font-charset="x-symbol"/>
    <style:font-face style:name="Noto Sans Symbols" svg:font-family="'Noto Sans Symbols'"/>
    <style:font-face style:name="Calibri" svg:font-family="Calibri" style:font-family-generic="swiss"/>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6.6931in" fo:margin-left="-0.0014in" fo:margin-top="0in" fo:margin-bottom="0in" table:align="left" style:writing-mode="lr-tb"/>
    </style:style>
    <style:style style:name="Table1.A" style:family="table-column">
      <style:table-column-properties style:column-width="1.4514in"/>
    </style:style>
    <style:style style:name="Table1.B" style:family="table-column">
      <style:table-column-properties style:column-width="0.9486in"/>
    </style:style>
    <style:style style:name="Table1.C" style:family="table-column">
      <style:table-column-properties style:column-width="1.1854in"/>
    </style:style>
    <style:style style:name="Table1.D" style:family="table-column">
      <style:table-column-properties style:column-width="3.1069in"/>
    </style:style>
    <style:style style:name="Table1.1" style:family="table-row">
      <style:table-row-properties fo:keep-together="auto"/>
    </style:style>
    <style:style style:name="Table1.A1" style:family="table-cell">
      <style:table-cell-properties fo:background-color="#ffffff" fo:padding-left="0.0326in" fo:padding-right="0.0382in" fo:padding-top="0.0382in" fo:padding-bottom="0.0382in" fo:border-left="0.25pt solid #000001" fo:border-right="none" fo:border-top="0.25pt solid #000001" fo:border-bottom="0.25pt solid #000001">
        <style:background-image/>
      </style:table-cell-properties>
    </style:style>
    <style:style style:name="Table1.D1" style:family="table-cell">
      <style:table-cell-properties fo:background-color="#ffffff" fo:padding-left="0.0326in" fo:padding-right="0.0382in" fo:padding-top="0.0382in" fo:padding-bottom="0.0382in" fo:border="0.25pt solid #000001">
        <style:background-image/>
      </style:table-cell-properties>
    </style:style>
    <style:style style:name="P1" style:family="paragraph" style:parent-style-name="DQ-San-Body-Text">
      <style:text-properties fo:language="en" fo:country="US" style:language-asian="en" style:country-asian="US" style:language-complex="en" style:country-complex="US"/>
    </style:style>
    <style:style style:name="P2" style:family="paragraph" style:parent-style-name="DQ-San-Heading-1" style:list-style-name="WWNum1" style:master-page-name="Standard">
      <style:paragraph-properties fo:margin-top="0.1665in" fo:margin-bottom="0.0835in" loext:contextual-spacing="false" style:page-number="auto"/>
    </style:style>
    <style:style style:name="P3" style:family="paragraph" style:parent-style-name="DQ-San-Heading-1">
      <style:paragraph-properties fo:break-before="page"/>
    </style:style>
    <style:style style:name="P4" style:family="paragraph" style:parent-style-name="DQ-San-Heading-1" style:list-style-name="WWNum1">
      <style:paragraph-properties fo:break-before="page"/>
    </style:style>
    <style:style style:name="P5" style:family="paragraph" style:parent-style-name="Standard">
      <style:text-properties fo:color="#000000" fo:language="en" fo:country="US" style:language-asian="en" style:country-asian="US" style:language-complex="en" style:country-complex="US"/>
    </style:style>
    <style:style style:name="P6" style:family="paragraph" style:parent-style-name="Standard">
      <style:text-properties fo:color="#000000" fo:language="en" fo:country="US" fo:font-weight="bold" style:language-asian="en" style:country-asian="US" style:font-weight-asian="bold" style:language-complex="en" style:country-complex="US"/>
    </style:style>
    <style:style style:name="P7" style:family="paragraph" style:parent-style-name="Standard">
      <style:text-properties fo:color="#000000"/>
    </style:style>
    <style:style style:name="P8" style:family="paragraph" style:parent-style-name="Standard">
      <style:text-properties fo:language="en" fo:country="US" style:language-asian="en" style:country-asian="US" style:language-complex="en" style:country-complex="US"/>
    </style:style>
    <style:style style:name="P9" style:family="paragraph" style:parent-style-name="Standard" style:list-style-name="WWNum2">
      <style:paragraph-properties fo:margin-left="0.3752in" fo:margin-right="0in" fo:text-indent="-0.25in" style:auto-text-indent="false"/>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list-style-name="WWNum4">
      <style:paragraph-properties fo:margin-left="0.5in" fo:margin-right="0in" fo:text-indent="-0.25in" style:auto-text-indent="false"/>
    </style:style>
    <style:style style:name="P12" style:family="paragraph" style:parent-style-name="Standard" style:list-style-name="WWNum5">
      <style:paragraph-properties fo:margin-left="0.5in" fo:margin-right="0in" fo:text-indent="-0.25in" style:auto-text-indent="false"/>
    </style:style>
    <style:style style:name="P13" style:family="paragraph" style:parent-style-name="Standard" style:list-style-name="WWNum4">
      <style:paragraph-properties fo:margin-left="1in" fo:margin-right="0in" fo:text-indent="-0.25in" style:auto-text-indent="false"/>
    </style:style>
    <style:style style:name="P14" style:family="paragraph" style:parent-style-name="Standard">
      <style:paragraph-properties fo:margin-left="0.5in" fo:margin-right="0in" fo:text-indent="0in" style:auto-text-indent="false"/>
    </style:style>
    <style:style style:name="P15" style:family="paragraph" style:parent-style-name="Standard" style:list-style-name="WWNum6">
      <style:paragraph-properties fo:margin-left="0.75in" fo:margin-right="0in" fo:text-indent="-0.25in" style:auto-text-indent="false"/>
    </style:style>
    <style:style style:name="T1" style:family="text">
      <style:text-properties fo:language="en" fo:country="US" style:language-asian="en" style:country-asian="US" style:language-complex="en" style:country-complex="US"/>
    </style:style>
    <style:style style:name="T2" style:family="text">
      <style:text-properties fo:language="en" fo:country="US" fo:font-weight="bold" style:language-asian="en" style:country-asian="US" style:font-weight-asian="bold" style:language-complex="en" style:country-complex="US"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weight="bold" style:font-weight-asian="bold"/>
    </style:style>
    <style:style style:name="T7" style:family="text">
      <style:text-properties fo:color="#1155cc"/>
    </style:style>
    <style:style style:name="T8" style:family="text">
      <style:text-properties officeooo:rsid="001949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88139937" text:style-name="WWNum1">
        <text:list-item>
          <text:p text:style-name="P2">Singapore-Auto-2019</text:p>
        </text:list-item>
      </text:list>
      <text:p text:style-name="DQ-San-Doc-Stamp">02 Feb 2019</text:p>
      <text:p text:style-name="DQ-San-Doc-Stamp">20:02</text:p>
      <text:p text:style-name="P1"/>
      <text:p text:style-name="DQ-San-Body-Text">2019.02.02 Possibles</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Contents"><text:span text:style-name="T4">Name</text:span></text:p>
          </table:table-cell>
          <table:table-cell table:style-name="Table1.A1" office:value-type="string">
            <text:p text:style-name="Table_20_Contents"><text:span text:style-name="T4">Year</text:span></text:p>
          </table:table-cell>
          <table:table-cell table:style-name="Table1.A1" office:value-type="string">
            <text:p text:style-name="Table_20_Contents"><text:span text:style-name="T4">Price</text:span></text:p>
          </table:table-cell>
          <table:table-cell table:style-name="Table1.D1" office:value-type="string">
            <text:p text:style-name="Table_20_Contents"><text:span text:style-name="T4">Notes</text:span></text:p>
          </table:table-cell>
        </table:table-row>
        <table:table-row table:style-name="Table1.1">
          <table:table-cell table:style-name="Table1.A1" office:value-type="string">
            <text:p text:style-name="Table_20_Contents"><text:a xlink:type="simple" xlink:href="https://www.sgcarmart.com/new_cars/newcars_overview.php?CarCode=11981" text:style-name="ListLabel_20_319" text:visited-style-name="ListLabel_20_319"><text:span text:style-name="Internet_20_link">Toyota C-HR Hybrid </text:span></text:a></text:p>
          </table:table-cell>
          <table:table-cell table:style-name="Table1.A1" office:value-type="string">
            <text:p text:style-name="Table_20_Contents">2016/2018</text:p>
          </table:table-cell>
          <table:table-cell table:style-name="Table1.A1" office:value-type="string">
            <text:p text:style-name="Table_20_Contents">$102,999</text:p>
          </table:table-cell>
          <table:table-cell table:style-name="Table1.D1" office:value-type="string">
            <text:p text:style-name="Table_20_Contents">1800cc. 24km/L. The Car Cycle +53</text:p>
          </table:table-cell>
        </table:table-row>
        <table:table-row table:style-name="Table1.1">
          <table:table-cell table:style-name="Table1.A1" office:value-type="string">
            <text:p text:style-name="Table_20_Contents"><text:a xlink:type="simple" xlink:href="https://www.sgcarmart.com/new_cars/newcars_overview.php?CarCode=11830" text:style-name="ListLabel_20_319" text:visited-style-name="ListLabel_20_319"><text:span text:style-name="Internet_20_link">Toyota Prius Hybrid</text:span></text:a></text:p>
          </table:table-cell>
          <table:table-cell table:style-name="Table1.A1" office:value-type="string">
            <text:p text:style-name="Table_20_Contents">2016</text:p>
          </table:table-cell>
          <table:table-cell table:style-name="Table1.A1" office:value-type="string">
            <text:p text:style-name="Table_20_Contents">$104,000</text:p>
          </table:table-cell>
          <table:table-cell table:style-name="Table1.D1" office:value-type="string">
            <text:p text:style-name="Table_20_Contents">1800cc. Hatchback. Speedo Motoring Pte Ltd++</text:p>
          </table:table-cell>
        </table:table-row>
        <table:table-row table:style-name="Table1.1">
          <table:table-cell table:style-name="Table1.A1" office:value-type="string">
            <text:p text:style-name="Table_20_Contents"><text:a xlink:type="simple" xlink:href="https://www.sgcarmart.com/new_cars/newcars_overview.php?CarCode=11557" text:style-name="ListLabel_20_319" text:visited-style-name="ListLabel_20_319"><text:span text:style-name="Internet_20_link">Honda Vezel Hybrid</text:span></text:a></text:p>
          </table:table-cell>
          <table:table-cell table:style-name="Table1.A1" office:value-type="string">
            <text:p text:style-name="Table_20_Contents">2014/2018</text:p>
          </table:table-cell>
          <table:table-cell table:style-name="Table1.A1" office:value-type="string">
            <text:p text:style-name="Table_20_Contents">$100,988</text:p>
          </table:table-cell>
          <table:table-cell table:style-name="Table1.D1" office:value-type="string">
            <text:p text:style-name="Table_20_Contents">1500cc. Autocars Premium +58</text:p>
          </table:table-cell>
        </table:table-row>
        <table:table-row table:style-name="Table1.1">
          <table:table-cell table:style-name="Table1.A1" office:value-type="string">
            <text:p text:style-name="Table_20_Contents"><text:a xlink:type="simple" xlink:href="https://www.sgcarmart.com/new_cars/newcars_overview.php?CarCode=12023" text:style-name="ListLabel_20_319" text:visited-style-name="ListLabel_20_319"><text:span text:style-name="Internet_20_link">Kia Niro Hybrid</text:span></text:a></text:p>
          </table:table-cell>
          <table:table-cell table:style-name="Table1.A1" office:value-type="string">
            <text:p text:style-name="Table_20_Contents">2017/2018</text:p>
          </table:table-cell>
          <table:table-cell table:style-name="Table1.A1" office:value-type="string">
            <text:p text:style-name="Table_20_Contents">$111,999</text:p>
          </table:table-cell>
          <table:table-cell table:style-name="Table1.D1" office:value-type="string">
            <text:p text:style-name="Table_20_Contents">1600cc. 26km/L. Hybrid. Battery 10-year warranty. Subcompact crossover SUV. Cycle and Carriage KIA</text:p>
          </table:table-cell>
        </table:table-row>
        <table:table-row table:style-name="Table1.1">
          <table:table-cell table:style-name="Table1.A1" office:value-type="string">
            <text:p text:style-name="Table_20_Contents"><text:a xlink:type="simple" xlink:href="https://www.sgcarmart.com/new_cars/newcars_overview.php?CarCode=12396" text:style-name="ListLabel_20_319" text:visited-style-name="ListLabel_20_319"><text:span text:style-name="Internet_20_link">Kia Stonic</text:span></text:a> </text:p>
          </table:table-cell>
          <table:table-cell table:style-name="Table1.A1" office:value-type="string">
            <text:p text:style-name="Table_20_Contents">2018</text:p>
          </table:table-cell>
          <table:table-cell table:style-name="Table1.A1" office:value-type="string">
            <text:p text:style-name="Table_20_Contents">$80,999</text:p>
          </table:table-cell>
          <table:table-cell table:style-name="Table1.D1" office:value-type="string">
            <text:p text:style-name="Table_20_Contents">1000cc. Compact crossover. <text:span text:style-name="T8">(Avoid higher spec engines as they are too noisy.) </text:span>Cycle and Carriage KIA, 239 Alexandra Road S159930</text:p>
          </table:table-cell>
        </table:table-row>
        <table:table-row table:style-name="Table1.1">
          <table:table-cell table:style-name="Table1.A1" office:value-type="string">
            <text:p text:style-name="Table_20_Contents"><text:a xlink:type="simple" xlink:href="https://www.sgcarmart.com/new_cars/newcars_overview.php?CarCode=12193" text:style-name="ListLabel_20_319" text:visited-style-name="ListLabel_20_319"><text:span text:style-name="Internet_20_link">Kia Stinger</text:span></text:a></text:p>
          </table:table-cell>
          <table:table-cell table:style-name="Table1.A1" office:value-type="string">
            <text:p text:style-name="Table_20_Contents">2018</text:p>
          </table:table-cell>
          <table:table-cell table:style-name="Table1.A1" office:value-type="string">
            <text:p text:style-name="Table_20_Contents">$159,999</text:p>
          </table:table-cell>
          <table:table-cell table:style-name="Table1.D1" office:value-type="string">
            <text:p text:style-name="Table_20_Contents">2000cc. 12.6km/L. Cycle and Carriage KIA, 239 Alexandra Road S159930</text:p>
          </table:table-cell>
        </table:table-row>
        <table:table-row table:style-name="Table1.1">
          <table:table-cell table:style-name="Table1.A1" office:value-type="string">
            <text:p text:style-name="Table_20_Contents"><text:a xlink:type="simple" xlink:href="https://www.sgcarmart.com/new_cars/newcars_overview.php?CarCode=11491" text:style-name="ListLabel_20_319" text:visited-style-name="ListLabel_20_319"><text:span text:style-name="Internet_20_link">Mazda 3 Hatchback</text:span></text:a></text:p>
          </table:table-cell>
          <table:table-cell table:style-name="Table1.A1" office:value-type="string">
            <text:p text:style-name="Table_20_Contents">2014/2017</text:p>
          </table:table-cell>
          <table:table-cell table:style-name="Table1.A1" office:value-type="string">
            <text:p text:style-name="Table_20_Contents">$106,800</text:p>
          </table:table-cell>
          <table:table-cell table:style-name="Table1.D1" office:value-type="string">
            <text:p text:style-name="Table_20_Contents">1500cc. Trans Eurokars (Mazda)</text:p>
          </table:table-cell>
        </table:table-row>
      </table:table>
      <text:p text:style-name="P1"><text:bookmark text:name="_GoBack"/></text:p>
      <text:p text:style-name="P1"/>
      <text:p text:style-name="P1"/>
      <text:list xml:id="list105943495718394" text:continue-numbering="true" text:style-name="WWNum1">
        <text:list-item>
          <text:p text:style-name="P4">KIA-CEED-LK13-YEV-2015.03</text:p>
        </text:list-item>
      </text:list>
      <text:p text:style-name="DQ-San-Doc-Stamp">16 March 2015</text:p>
      <text:p text:style-name="DQ-San-Doc-Stamp"><text:bookmark text:name="__DdeLink__1724_1660780984"/>17:46</text:p>
      <text:p text:style-name="P5"/>
      <text:p text:style-name="DQ-San-Body-Text">KIA CEED </text:p>
      <text:p text:style-name="DQ-San-Body-Text">Tire pressure 32psi; I usually did 33psi in front, 34psi in rear</text:p>
      <text:p text:style-name="P1"/>
      <text:p text:style-name="DQ-San-Body-Text">(2015.03.16 17:40) Paid MOT online £130 30-Mar-2015 Application Reference 1137-4692-3616-7590</text:p>
      <text:p text:style-name="DQ-San-Body-Text">Reference 000000000004564432001 (also known as Direct Debit Mandate Reference)</text:p>
      <text:p text:style-name="DQ-San-Body-Text">DVLA 295402 /LK13YEV</text:p>
      <text:p text:style-name="DQ-San-Body-Text">(2016.07) to Carter</text:p>
      <text:p text:style-name="P1"/>
      <text:p text:style-name="P1"/>
      <text:p text:style-name="DQ-San-Heading-1"/>
      <text:p text:style-name="P3">BMW-318i-2001.09</text:p>
      <text:p text:style-name="DQ-San-Body-Text"><text:span text:style-name="T1">Bought from Chris Pissarides £2</text:span>,000</text:p>
      <text:p text:style-name="DQ-San-Body-Text">2015 Sold to Eastern European, working in auto shop on Radlett High St</text:p>
      <text:p text:style-name="DQ-San-Body-Text"/>
      <text:p text:style-name="DQ-San-Body-Text"/>
      <text:p text:style-name="DQ-San-Heading-1">Mazda-323-1987</text:p>
      <text:p text:style-name="DQ-San-Body-Text">Framingham</text:p>
      <text:p text:style-name="DQ-San-Body-Text">July 1991: Sold to Mike Piore’s daughter</text:p>
      <text:p text:style-name="DQ-San-Body-Text"/>
      <text:list xml:id="list105943718574351" text:continue-numbering="true" text:style-name="WWNum1">
        <text:list-item>
          <text:p text:style-name="P4"><text:span text:style-name="T5">UK-Driving-License</text:span></text:p>
        </text:list-item>
      </text:list>
      <text:p text:style-name="Standard"><text:span text:style-name="T5">UK Driving Licence DVLA</text:span></text:p>
      <text:p text:style-name="Standard"><text:span text:style-name="T5">Danny Lim S Quah</text:span></text:p>
      <text:p text:style-name="Standard"><text:span text:style-name="T5">Driver number: QUAH9 507268 DL9YJ 31. <text:s/>Issue number: 28A</text:span></text:p>
      <text:p text:style-name="Standard"><text:span text:style-name="T5">Addr: 2 Railway Cottages, Shenley Hill, Radlett Hertfordshire WD7 7AR</text:span></text:p>
      <text:p text:style-name="Standard"><text:span text:style-name="T5">Entitlement: A+GH From 1993.12.10 to 2028.07.25</text:span></text:p>
      <text:p text:style-name="Standard"><text:span text:style-name="T5">Licence valid from 2011.10.05 to 2021.05.21</text:span></text:p>
      <text:p text:style-name="P5"/>
      <text:p text:style-name="Standard"><text:span text:style-name="T5">dq@aluni.princeton.edu</text:span></text:p>
      <text:p text:style-name="P5"/>
      <text:p text:style-name="Standard"><text:span text:style-name="T6">Offenses</text:span></text:p>
      <text:list xml:id="list3751803119" text:style-name="WWNum2">
        <text:list-item>
          <text:p text:style-name="P9">2014.09.25 21:06 A5183 Park Street (returning from TAGB Hemel) 37mph Notice# 0413050099530420 ; Offence Code: SP30 (<text:a xlink:type="simple" xlink:href="https://www.gov.uk/penalty-points-endorsements/endorsement-codes-and-penalty-points" text:style-name="ListLabel_20_319" text:visited-style-name="ListLabel_20_319"><text:span text:style-name="Internet_20_link">Exceeding statutory speed limit on public road</text:span></text:a>) RR84060. 31/10/2014 15:36:04 £100 Fixed penalty and 3 points. Payment order reference 412679050413050099530420, beneficiary MoJ-HMCTS Fixed Penalty Office, Payment reference 1224259097. Sent licence to The Conditional Offer Unit. Regional Fixed Penalty Office, PO Box 5992, Southend on Sea SS1 9PX</text:p>
        </text:list-item>
        <text:list-item>
          <text:p text:style-name="P9">2014.08.01 19:25 Allum Lane, Elstree (to Reel Borehamwood with CM) 38mph <text:s/>Notice#0413050091273520. Awareness training 2014.12</text:p>
        </text:list-item>
        <text:list-item>
          <text:p text:style-name="P9">2007.09.15 SP30; Penalty points 03; sent back 2010.09.25 but now it's 5 years these remain (but <text:a xlink:type="simple" xlink:href="http://www.direct.gov.uk/en/Motoring/DriverLicensing/EndorsementsAndDisqualifications/DG_10022425" text:style-name="ListLabel_20_319" text:visited-style-name="ListLabel_20_319"><text:span text:style-name="Internet_20_link">http://www.direct.gov.uk/en/Motoring/DriverLicensing/EndorsementsAndDisqualifications/DG_10022425</text:span></text:a> says it's 4 years they remain, not 5)</text:p>
        </text:list-item>
        <text:list-item>
          <text:p text:style-name="P9">2007.07.14 SP30; Penalty points 03</text:p>
        </text:list-item>
        <text:list-item>
          <text:p text:style-name="P9">2007.02.12 TS10; Penalty points 03; sent back 2010.02.22</text:p>
        </text:list-item>
      </text:list>
      <text:list xml:id="list105943465599449" text:continue-list="list105943718574351" text:style-name="WWNum1">
        <text:list-item>
          <text:p text:style-name="P4">Singapore-Driving-License</text:p>
        </text:list-item>
      </text:list>
      <text:p text:style-name="Standard">2018.12.25 1731h</text:p>
      <text:p text:style-name="Standard"><text:a xlink:type="simple" xlink:href="https://www.police.gov.sg/resources/traffic-matters/getting-a-licence" text:style-name="ListLabel_20_320" text:visited-style-name="ListLabel_20_320"><text:span text:style-name="Internet_20_link"><text:span text:style-name="T7">Singapore Police - Getting a Driving License</text:span></text:span></text:a> OR</text:p>
      <text:p text:style-name="Standard"><text:a xlink:type="simple" xlink:href="https://www.guidemesingapore.com/business-guides/immigration/get-to-know-singapore/driving-in-singapore-converting-a-foreign-driving-licence" text:style-name="ListLabel_20_319" text:visited-style-name="ListLabel_20_319"><text:span text:style-name="Internet_20_link">GuideMe Singapore: Driving in Singapore: Converting a Foreign Driving Licence</text:span></text:a></text:p>
      <text:p text:style-name="Standard">Class 3 / Class 3A (like Class 3, but “without a clutch pedal”)</text:p>
      <text:p text:style-name="Standard">To convert foreign licence to Singapore driving licence, need Basic Theory Test BTT. Book at one of three Driving Test Centres</text:p>
      <text:list xml:id="list3038303484" text:style-name="WWNum3">
        <text:list-item>
          <text:p text:style-name="P10">Woodlands Driving Test Centre, level 1, co-located with the Singapore Safety Driving Centre ( http://www.ssdcl.com.sg/ ) at 2, Woodlands Industrial Park E4 Singapore 757387 - 22km from KVE1</text:p>
        </text:list-item>
        <text:list-item>
          <text:p text:style-name="P10"><text:span text:style-name="T3">Bukit Batok Driving Test Centre</text:span>, level 2, co-located with the Bukit Batok Driving Centre (http://www.bbdc.sg ) at 815 Bukit Batok West Ave 5 Singapore 659085 - 11km from KVE1</text:p>
        </text:list-item>
        <text:list-item>
          <text:p text:style-name="P10">Kampong Ubi Test Centre, level 2, co-located with ComfortDelgro Driving Centre (http://www.cdc.com.sg) at 205, Ubi Ave 4 Singapore 408805 - 23km from KVE1</text:p>
        </text:list-item>
      </text:list>
      <text:p text:style-name="P8"/>
      <text:p text:style-name="Standard"><text:a xlink:type="simple" xlink:href="https://www.police.gov.sg/resources/traffic-matters/getting-a-licence/conversion-of-driving-license#content" text:style-name="ListLabel_20_320" text:visited-style-name="ListLabel_20_320"><text:span text:style-name="Internet_20_link"><text:span text:style-name="T7">Singapore Police - Converting driving license </text:span></text:span></text:a></text:p>
      <text:p text:style-name="Standard">“You can convert your non-Singapore motorcar licence once you pass the BTT test. Both manual transmission and automatic transmission-type motorcar licences can be converted.”</text:p>
      <text:p text:style-name="P8"/>
      <text:p text:style-name="Standard">Book a BTT at any of the three driving centres. So, heading to Bukit Batok </text:p>
      <text:p text:style-name="Standard">Member Name: Danny Lim Seng Hin Quah // NRIC: G6351803X // Password: 645835</text:p>
      <text:p text:style-name="Standard">(2019.01.15 0840h) Paperwork and registration for Basic Theory Test BTT / Bukit Batok Driving Test Center BBDC</text:p>
      <text:list xml:id="list2862675276" text:style-name="WWNum4">
        <text:list-item>
          <text:p text:style-name="P11">The critical part of this is that you can’t sign up online or call in, to arrange for BTT or even for the below, which is what needs to be done to get to sign up for BTT. Nor is there any way to find out what you have to do — steps 3 through the end below — ahead of time. So, there’s nothing to do — I have found out now — but to get to BBDC in person, early enough in the morning that the queue hasn’t yet built up, as the line might get extraordinarily long. In the event I reached BBDC at 0815h — service starts at 0830h but doors open earlier — and even then I was already fourth in line for Step 3 to follow.</text:p>
        </text:list-item>
        <text:list-item>
          <text:p text:style-name="P11">Bring </text:p>
          <text:list>
            <text:list-item>
              <text:p text:style-name="P13">UK driving licence - both card and counterfoil;</text:p>
            </text:list-item>
            <text:list-item>
              <text:p text:style-name="P13">SNG Employment Pass; and</text:p>
            </text:list-item>
            <text:list-item>
              <text:p text:style-name="P13">Passport (and previous passport if applicable) </text:p>
            </text:list-item>
          </text:list>
        </text:list-item>
      </text:list>
      <text:p text:style-name="P14">to BBDC.</text:p>
      <text:list xml:id="list105943548086161" text:continue-numbering="true" text:style-name="WWNum4">
        <text:list-item>
          <text:p text:style-name="P11">Follow BTT sign upstairs to Level 2, to file application to Convert Foreign Driving Licence to Singapore Driving Licence. Get a ticket for the queue. No notice is posted and no warning given, but you have also to get the application form, from against the wall (left side facing the counters). Fill in: 3 minutes. When your number is called, present the filled-out form and the UK driving licence and then, when requested, EP and Passport.</text:p>
        </text:list-item>
        <text:list-item>
          <text:p text:style-name="P11">They then send you downstairs to the Information Counter where you need to fill out yet another application form (1 minute) to confirm you want to take your BTT test, and get another number to get in a queue.</text:p>
        </text:list-item>
        <text:list-item>
          <text:p text:style-name="P11">When your number now gets called, you actually move into the profit-making part of the BBDC Driving School. Listen while they make their spiel - for a conversion of foreign driving licence - they will still try to get you to sign up for 2 lessons (that talk about driving in Singapore, apparently), and then a Mock Driving Test. Altogether, enrolment in BBDC — <text:soft-page-break/>which you will need to take BTT anyway - the 2 lessons, and the Mock Driving Test, will come to about $90. The critical part, for me, was that this meant you have to come back to BBDC multiple times, and then wait about a week before registering for BTT. I listened politely as (a) I figure this is what they have to do as part of their paying job; (b) I didn’t want any hiccups in the process that would mean I might have to return later.</text:p>
        </text:list-item>
        <text:list-item>
          <text:p text:style-name="P11">After they were done, I asked at that point if it is possible to do the driving licence conversion without taking the coursework and the Mock Driving Test. Happily, they said Yes, and I said I would like to take that option. Fine, it will then cost BBDC registration about $5 — good for a year — and BTT examination $6.50. They stamp your BTT application, and you go to a “Paying Kiosk” to pay.</text:p>
        </text:list-item>
        <text:list-item>
          <text:p text:style-name="P11">There are Paying Kiosks all along the wall. What you have to do is get your EP out and scan the barcode. However, I couldn’t get the barcode recognised — this must be a common occurrence, the signs say trying another machine. Moving to three different machines still failed, and I asked one of the attendants walking about. She came over and helped me first key in my FIN, and then fill in the rest of the online form at the Paying Kiosk. When done, all the machine says is “Form printed”.</text:p>
        </text:list-item>
        <text:list-item>
          <text:p text:style-name="P11">But actually no Form is printed. You have to go to yet another machine — the receipt-printing machine — and again scan your EP. Then the form is printed, showing you’ve paid the fee to register for BBT.</text:p>
        </text:list-item>
        <text:list-item>
          <text:p text:style-name="P11">[This part you can actually do at home or wherever else, but I am glad I did it there anyway for the “pop-up” time feature that I wouldn’t have known about except by asking the attendants.] <text:s/>Now you have to go yet another room, to register your profile at BBDC that then allows you to sign up for a BBT test. When it appears, the Screen says only dates and exam sessions (each day the sessions are Session 1, Session 2, Session 3, and so on…). Obviously you can’t tell what time the Session is, until you float the mouse over the Session name, where then a pop-up tells you the time.</text:p>
        </text:list-item>
        <text:list-item>
          <text:p text:style-name="P11">Finish choosing and signing up. Once again the computer screen says “Form printed”, and once again nothing is printed. Go back to the receipt-printing machine and again scan your EP to activate the receipt printing. </text:p>
        </text:list-item>
        <text:list-item>
          <text:p text:style-name="P11">Now you’re done, and can leave.</text:p>
        </text:list-item>
      </text:list>
      <text:p text:style-name="P8"/>
      <text:p text:style-name="Standard">Upon passing, apply for conversion at the Driving Test Centers co-located with the driving schools.</text:p>
      <text:p text:style-name="P8"/>
      <text:list xml:id="list3870252352" text:style-name="WWNum5">
        <text:list-item>
          <text:p text:style-name="P12">Bukit Batok</text:p>
        </text:list-item>
        <text:list-item>
          <text:p text:style-name="P12">CitizenConnect@West Coast Community Centre</text:p>
        </text:list-item>
        <text:list-item>
          <text:p text:style-name="P12">SSDC Branch Office, Ang Mo Kio</text:p>
        </text:list-item>
      </text:list>
      <text:p text:style-name="P8"/>
      <text:p text:style-name="Standard">For the test I used:</text:p>
      <text:list xml:id="list3813634999" text:style-name="WWNum6">
        <text:list-item>
          <text:p text:style-name="P15">Singapore-Drivers-FINAL-English-Updated-cover-v2-10th-Edition-BTT-270218.pdf</text:p>
        </text:list-item>
        <text:list-item>
          <text:p text:style-name="P15">The <text:a xlink:type="simple" xlink:href="http://www.sgdriving.net/simulator_begin.php?tid=69c00b986ae281c9&amp;tname=Car Driving - the Basic Theory Test (BTT)" text:style-name="ListLabel_20_319" text:visited-style-name="ListLabel_20_319"><text:span text:style-name="Internet_20_link">BTT (Basic Theory Test) Simulator</text:span></text:a> on SG Driving // <text:a xlink:type="simple" xlink:href="mailto:DannyQuah@me.com" text:style-name="ListLabel_20_319" text:visited-style-name="ListLabel_20_319"><text:span text:style-name="Internet_20_link">DannyQuah@me.com</text:span></text:a>, 1DQ1Sgdrive; sign-up is free</text:p>
        </text:list-item>
        <text:list-item>
          <text:p text:style-name="P15">Flashcards http://www.sgdriving.net/flash-card-set.php </text:p>
        </text:list-item>
      </text:list>
      <text:list xml:id="list105944990215473" text:continue-list="list105943465599449" text:style-name="WWNum1">
        <text:list-item>
          <text:p text:style-name="P4">Breakdown-Cover-Insurance </text:p>
        </text:list-item>
      </text:list>
      <text:p text:style-name="P6"/>
      <text:p text:style-name="Standard"><text:span text:style-name="T6">KIAssist Breakdown Cover - Ref no. KA1003</text:span></text:p>
      <text:p text:style-name="Standard"><text:span text:style-name="T5">18 March (2016 £145)</text:span></text:p>
      <text:p text:style-name="P7"/>
      <text:p text:style-name="Standard"><text:span text:style-name="T6">Direct Line Insurance</text:span></text:p>
      <text:p text:style-name="Standard"><text:span text:style-name="T5">Policy# 90137225/00 (LK13 YEV, from 2013.03.17, restarted 2014.03.17)</text:span></text:p>
      <text:p text:style-name="Standard"><text:span text:style-name="T5">(2015.03.15 22:24) Direct Line +44.141.349.0484 0845.246.8822 Policy 19486161/00 17 March <text:s/>(on Skype but had to do this 3 times, reception really bad) Reported "2014.09.25 21:06 A5183 Park Street (returning from TAGB Hemel) 37mph Notice# 0413050099530420 ; Offence Code: SP30 (</text:span><text:a xlink:type="simple" xlink:href="https://www.gov.uk/penalty-points-endorsements/endorsement-codes-and-penalty-points" text:style-name="ListLabel_20_319" text:visited-style-name="ListLabel_20_319"><text:span text:style-name="Internet_20_link">Exceeding statutory speed limit on public road</text:span></text:a><text:span text:style-name="T5">) RR84060. 31/10/2014 15:36:04 £100 Fixed penalty and 3 points. Payment order reference" over the telephone when renewing Direct Line insurance policy. Premium increased to £506.68</text:span></text:p>
      <text:p text:style-name="Standard"><text:span text:style-name="T5">(2014.03.17 08:32) Direct Line insurance. <text:s/>Resumed £409.16 on Amex*6007</text:span></text:p>
      <text:p text:style-name="P5"/>
      <text:p text:style-name="Standard"><text:span text:style-name="T6">AA</text:span></text:p>
      <text:p text:style-name="Standard"><text:span text:style-name="T5">Joined 1994. <text:s/>Membership# 6356.0114.3301.9764 - gold</text:span></text:p>
      <text:p text:style-name="Standard"><text:span text:style-name="T5">Membership associated with individuals, not vehicles</text:span></text:p>
      <text:p text:style-name="Standard"><text:span text:style-name="T5">(2016.06.13 17:06) AA Suspend again, for 3 years - through 2019.06.13 / (Member services 0343.316.4444)</text:span></text:p>
      <text:p text:style-name="Standard"><text:span text:style-name="T5">(2014.03.17 08:56) AA Membership. <text:s/>289 days paid up. <text:s/>Postponed for now to March 2016 opening.</text:span></text:p>
      <text:p text:style-name="Standard"><text:span text:style-name="T5">(2013.03.18 16:41) AA / Breakdown membership suspended for 12 months from 2013.03.17 since RAC covers the new Kia CEED</text:span></text:p>
      <text:p text:style-name="P7"/>
      <text:p text:style-name="Standard"><text:span text:style-name="T5">2001.09.16 BMW 318i 4DR. J71 CYM. Chassis/Frame/VIN ACA32010AK55756 Cylinder capacity 1796cc</text:span></text:p>
      <text:p text:style-name="Standard"><text:span text:style-name="T5">(??) Suzuki Vitara 5DR, Chassis JSAETD01V00122367. K629 PUY. Mileage 48137/0106029 1551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pitch="variable" style:font-charset="x-symbol"/>
    <style:font-face style:name="Wingdings" svg:font-family="Wingdings" style:font-adornments="Regular" style:font-pitch="variable" style:font-charset="x-symbol"/>
    <style:font-face style:name="Wingdings 2" svg:font-family="'Wingdings 2'" style:font-adornments="Regular" style:font-family-generic="roman" style:font-pitch="variable" style:font-charset="x-symbol"/>
    <style:font-face style:name="Noto Sans Symbols" svg:font-family="'Noto Sans Symbols'"/>
    <style:font-face style:name="Calibri" svg:font-family="Calibri" style:font-family-generic="swiss"/>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SG" style:letter-kerning="fals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en" fo:country="SG" style:letter-kerning="fals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Calibri" fo:font-family="Calibri" style:font-family-generic="swiss" fo:font-size="12pt" fo:language="en" fo:country="SG" style:letter-kerning="fals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fo:font-size="24pt" style:font-name-asian="Microsoft YaHei" style:font-family-asian="'Microsoft YaHei'" style:font-family-generic-asian="system" style:font-pitch-asian="variable" style:font-size-asian="2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size="31pt" fo:font-weight="bold" style:font-size-asian="31pt" style:font-weight-asian="bold" style:font-size-complex="18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DQ-San-Heading-1" style:family="paragraph" style:parent-style-name="Heading_20_1" style:default-outline-level="">
      <style:paragraph-properties fo:text-align="start" style:justify-single-word="false" style:writing-mode="lr-tb"/>
      <style:text-properties fo:font-size="24pt" style:font-size-asian="24pt" style:font-weight-complex="normal"/>
    </style:style>
    <style:style style:name="DQ-San-Body-Text" style:family="paragraph" style:parent-style-name="Standard" style:default-outline-level=""/>
    <style:style style:name="DQ-San-Para-1" style:family="paragraph" style:parent-style-name="DQ-San-Body-Text" style:default-outline-level="">
      <style:paragraph-properties fo:margin-top="0in" fo:margin-bottom="0.1665in" loext:contextual-spacing="false"/>
    </style:style>
    <style:style style:name="DQ-San-Doc-Stamp" style:family="paragraph" style:parent-style-name="DQ-San-Para-1" style:default-outline-level="">
      <loext:graphic-properties draw:fill="solid" draw:fill-color="#ffffff"/>
      <style:paragraph-properties fo:margin-top="0in" fo:margin-bottom="0in" loext:contextual-spacing="false" fo:background-color="#ffffff"/>
      <style:text-properties fo:color="#999999" fo:font-size="10pt" style:font-size-asian="10pt"/>
    </style:style>
    <style:style style:name="DQ-San-Heading-2" style:family="paragraph" style:parent-style-name="DQ-San-Heading-1" style:default-outline-level="">
      <style:text-properties fo:font-size="18pt" style:font-size-asian="18pt"/>
    </style:style>
    <style:style style:name="DQ-Items-Numbered-1" style:family="paragraph" style:parent-style-name="List_20_Bullet_20_4" style:default-outline-level="">
      <style:paragraph-properties fo:margin-left="0.378in" fo:margin-right="0in" fo:margin-top="0in" fo:margin-bottom="0in" loext:contextual-spacing="false" fo:line-height="100%" fo:text-indent="-0.252in" style:auto-text-indent="false"/>
    </style:style>
    <style:style style:name="List_20_Bullet_20_4" style:display-name="List Bullet 4" style:family="paragraph" style:parent-style-name="List" style:default-outline-level="">
      <style:paragraph-properties fo:margin-left="0.25in" fo:margin-right="0in" fo:margin-top="0in" fo:margin-bottom="0.0835in" loext:contextual-spacing="false" fo:text-indent="-0.25in" style:auto-text-indent="false"/>
    </style:style>
    <style:style style:name="Table_20_Contents" style:display-name="Table Contents" style:family="paragraph" style:parent-style-name="Standard" style:default-outline-level="" style:class="extra"/>
    <style:style style:name="Title" style:family="paragraph" style:parent-style-name="Standard" style:default-outline-level="" style:class="chapter">
      <style:paragraph-properties fo:margin-top="0in" fo:margin-bottom="0.2083in" loext:contextual-spacing="false"/>
      <style:text-properties fo:color="#17365d" fo:font-size="26pt" style:font-size-asian="26pt"/>
    </style:style>
    <style:style style:name="Subtitle" style:family="paragraph" style:parent-style-name="Standard" style:default-outline-level="" style:class="chapter">
      <style:text-properties fo:color="#4f81bd" fo:font-style="italic" style:font-style-asian="italic"/>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56" style:display-name="ListLabel 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 style:display-name="ListLabel 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 style:display-name="ListLabel 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 style:display-name="ListLabel 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0" style:display-name="ListLabel 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 style:display-name="ListLabel 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2" style:display-name="ListLabel 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3" style:display-name="ListLabel 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 style:display-name="ListLabel 64" style:family="text">
      <style:text-properties fo:font-size="10pt" style:font-size-asian="10pt" style:font-name-complex="Noto Sans Symbols1" style:font-family-complex="'Noto Sans Symbols'" style:font-family-generic-complex="system" style:font-pitch-complex="variable" style:font-size-complex="10pt"/>
    </style:style>
    <style:style style:name="Internet_20_link" style:display-name="Internet link" style:family="text">
      <style:text-properties fo:color="#0000ff" style:text-underline-style="solid" style:text-underline-width="auto" style:text-underline-color="#00000a"/>
    </style:style>
    <style:style style:name="ListLabel_20_93" style:display-name="ListLabel 93" style:family="text">
      <style:text-properties fo:color="#0000ff" style:text-underline-style="solid" style:text-underline-width="auto" style:text-underline-color="#00000a"/>
    </style:style>
    <style:style style:name="ListLabel_20_94" style:display-name="ListLabel 94" style:family="text">
      <style:text-properties fo:color="#1155cc" style:text-underline-style="solid" style:text-underline-width="auto" style:text-underline-color="#00000a"/>
    </style:style>
    <style:style style:name="ListLabel_20_95" style:display-name="ListLabel 95" style:family="text"/>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47" style:display-name="ListLabel 47" style:family="text">
      <style:text-properties style:text-underline-style="none" style:font-name-complex="Wingdings1" style:font-family-complex="Wingdings" style:font-family-generic-complex="system" style:font-pitch-complex="variable"/>
    </style:style>
    <style:style style:name="ListLabel_20_48" style:display-name="ListLabel 48" style:family="text">
      <style:text-properties style:text-underline-style="none" style:font-name-complex="Wingdings 21" style:font-family-complex="'Wingdings 2'" style:font-family-generic-complex="system" style:font-pitch-complex="variable"/>
    </style:style>
    <style:style style:name="ListLabel_20_49" style:display-name="ListLabel 49" style:family="text">
      <style:text-properties style:text-underline-style="none" style:font-name-complex="OpenSymbol1" style:font-family-complex="OpenSymbol" style:font-family-generic-complex="system" style:font-pitch-complex="variable"/>
    </style:style>
    <style:style style:name="ListLabel_20_50" style:display-name="ListLabel 50" style:family="text">
      <style:text-properties style:text-underline-style="none" style:font-name-complex="Wingdings1" style:font-family-complex="Wingdings" style:font-family-generic-complex="system" style:font-pitch-complex="variable"/>
    </style:style>
    <style:style style:name="ListLabel_20_51" style:display-name="ListLabel 51" style:family="text">
      <style:text-properties style:text-underline-style="none" style:font-name-complex="Wingdings 21" style:font-family-complex="'Wingdings 2'" style:font-family-generic-complex="system" style:font-pitch-complex="variable"/>
    </style:style>
    <style:style style:name="ListLabel_20_52" style:display-name="ListLabel 52" style:family="text">
      <style:text-properties style:text-underline-style="none" style:font-name-complex="OpenSymbol1" style:font-family-complex="OpenSymbol" style:font-family-generic-complex="system" style:font-pitch-complex="variable"/>
    </style:style>
    <style:style style:name="ListLabel_20_53" style:display-name="ListLabel 53" style:family="text">
      <style:text-properties style:text-underline-style="none" style:font-name-complex="Wingdings1" style:font-family-complex="Wingdings" style:font-family-generic-complex="system" style:font-pitch-complex="variable"/>
    </style:style>
    <style:style style:name="ListLabel_20_54" style:display-name="ListLabel 54" style:family="text">
      <style:text-properties style:text-underline-style="none" style:font-name-complex="Wingdings 21" style:font-family-complex="'Wingdings 2'" style:font-family-generic-complex="system" style:font-pitch-complex="variable"/>
    </style:style>
    <style:style style:name="ListLabel_20_55" style:display-name="ListLabel 55" style:family="text">
      <style:text-properties style:text-underline-style="none" style:font-name-complex="OpenSymbol1" style:font-family-complex="OpenSymbol"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6" style:display-name="ListLabel 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7" style:display-name="ListLabel 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8" style:display-name="ListLabel 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9" style:display-name="ListLabel 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0" style:display-name="ListLabel 10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1" style:display-name="ListLabel 1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2" style:display-name="ListLabel 1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3" style:display-name="ListLabel 1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4" style:display-name="ListLabel 1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font-name-complex="Wingdings1" style:font-family-complex="Wingdings" style:font-family-generic-complex="system" style:font-pitch-complex="variable"/>
    </style:style>
    <style:style style:name="ListLabel_20_124" style:display-name="ListLabel 124" style:family="text">
      <style:text-properties style:text-underline-style="none" style:font-name-complex="Wingdings 21" style:font-family-complex="'Wingdings 2'" style:font-family-generic-complex="system" style:font-pitch-complex="variable"/>
    </style:style>
    <style:style style:name="ListLabel_20_125" style:display-name="ListLabel 125" style:family="text">
      <style:text-properties style:text-underline-style="none" style:font-name-complex="OpenSymbol1" style:font-family-complex="OpenSymbol" style:font-family-generic-complex="system" style:font-pitch-complex="variable"/>
    </style:style>
    <style:style style:name="ListLabel_20_126" style:display-name="ListLabel 126" style:family="text">
      <style:text-properties style:text-underline-style="none" style:font-name-complex="Wingdings1" style:font-family-complex="Wingdings" style:font-family-generic-complex="system" style:font-pitch-complex="variable"/>
    </style:style>
    <style:style style:name="ListLabel_20_127" style:display-name="ListLabel 127" style:family="text">
      <style:text-properties style:text-underline-style="none" style:font-name-complex="Wingdings 21" style:font-family-complex="'Wingdings 2'" style:font-family-generic-complex="system" style:font-pitch-complex="variable"/>
    </style:style>
    <style:style style:name="ListLabel_20_128" style:display-name="ListLabel 128" style:family="text">
      <style:text-properties style:text-underline-style="none" style:font-name-complex="OpenSymbol1" style:font-family-complex="OpenSymbol" style:font-family-generic-complex="system" style:font-pitch-complex="variable"/>
    </style:style>
    <style:style style:name="ListLabel_20_129" style:display-name="ListLabel 129" style:family="text">
      <style:text-properties style:text-underline-style="none" style:font-name-complex="Wingdings1" style:font-family-complex="Wingdings" style:font-family-generic-complex="system" style:font-pitch-complex="variable"/>
    </style:style>
    <style:style style:name="ListLabel_20_130" style:display-name="ListLabel 130" style:family="text">
      <style:text-properties style:text-underline-style="none" style:font-name-complex="Wingdings 21" style:font-family-complex="'Wingdings 2'" style:font-family-generic-complex="system" style:font-pitch-complex="variable"/>
    </style:style>
    <style:style style:name="ListLabel_20_131" style:display-name="ListLabel 131" style:family="text">
      <style:text-properties style:text-underline-style="none" style:font-name-complex="OpenSymbol1" style:font-family-complex="OpenSymbol"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Numbering_20_Symbols" style:display-name="Numbering Symbols" style:family="text"/>
    <style:style style:name="ListLabel_20_133" style:display-name="ListLabel 1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4" style:display-name="ListLabel 1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5" style:display-name="ListLabel 1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6" style:display-name="ListLabel 1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7" style:display-name="ListLabel 1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8" style:display-name="ListLabel 1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9" style:display-name="ListLabel 1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0" style:display-name="ListLabel 1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1" style:display-name="ListLabel 1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font-name-complex="Wingdings1" style:font-family-complex="Wingdings" style:font-family-generic-complex="system" style:font-pitch-complex="variable"/>
    </style:style>
    <style:style style:name="ListLabel_20_161" style:display-name="ListLabel 161" style:family="text">
      <style:text-properties style:text-underline-style="none" style:font-name-complex="Wingdings 21" style:font-family-complex="'Wingdings 2'" style:font-family-generic-complex="system" style:font-pitch-complex="variable"/>
    </style:style>
    <style:style style:name="ListLabel_20_162" style:display-name="ListLabel 162" style:family="text">
      <style:text-properties style:text-underline-style="none" style:font-name-complex="OpenSymbol1" style:font-family-complex="OpenSymbol" style:font-family-generic-complex="system" style:font-pitch-complex="variable"/>
    </style:style>
    <style:style style:name="ListLabel_20_163" style:display-name="ListLabel 163" style:family="text">
      <style:text-properties style:text-underline-style="none" style:font-name-complex="Wingdings1" style:font-family-complex="Wingdings" style:font-family-generic-complex="system" style:font-pitch-complex="variable"/>
    </style:style>
    <style:style style:name="ListLabel_20_164" style:display-name="ListLabel 164" style:family="text">
      <style:text-properties style:text-underline-style="none" style:font-name-complex="Wingdings 21" style:font-family-complex="'Wingdings 2'" style:font-family-generic-complex="system" style:font-pitch-complex="variable"/>
    </style:style>
    <style:style style:name="ListLabel_20_165" style:display-name="ListLabel 165" style:family="text">
      <style:text-properties style:text-underline-style="none" style:font-name-complex="OpenSymbol1" style:font-family-complex="OpenSymbol" style:font-family-generic-complex="system" style:font-pitch-complex="variable"/>
    </style:style>
    <style:style style:name="ListLabel_20_166" style:display-name="ListLabel 166" style:family="text">
      <style:text-properties style:text-underline-style="none" style:font-name-complex="Wingdings1" style:font-family-complex="Wingdings" style:font-family-generic-complex="system" style:font-pitch-complex="variable"/>
    </style:style>
    <style:style style:name="ListLabel_20_167" style:display-name="ListLabel 167" style:family="text">
      <style:text-properties style:text-underline-style="none" style:font-name-complex="Wingdings 21" style:font-family-complex="'Wingdings 2'" style:font-family-generic-complex="system" style:font-pitch-complex="variable"/>
    </style:style>
    <style:style style:name="ListLabel_20_168" style:display-name="ListLabel 168" style:family="text">
      <style:text-properties style:text-underline-style="none" style:font-name-complex="OpenSymbol1" style:font-family-complex="OpenSymbol" style:font-family-generic-complex="system" style:font-pitch-complex="variable"/>
    </style:style>
    <style:style style:name="ListLabel_20_169" style:display-name="ListLabel 169" style:family="text">
      <style:text-properties style:font-name-complex="Wingdings1" style:font-family-complex="Wingdings" style:font-family-generic-complex="system" style:font-pitch-complex="variable"/>
    </style:style>
    <style:style style:name="ListLabel_20_170" style:display-name="ListLabel 170" style:family="text">
      <style:text-properties style:font-name="Calibri" fo:font-family="Calibri" style:font-family-generic="swiss" fo:font-size="12pt" style:font-size-asian="12pt" style:font-size-complex="10pt"/>
    </style:style>
    <style:style style:name="ListLabel_20_171" style:display-name="ListLabel 171" style:family="text">
      <style:text-properties fo:font-size="10pt" style:font-size-asian="10pt" style:font-size-complex="10pt"/>
    </style:style>
    <style:style style:name="ListLabel_20_172" style:display-name="ListLabel 172" style:family="text">
      <style:text-properties fo:font-size="10pt" style:font-size-asian="10pt" style:font-size-complex="10pt"/>
    </style:style>
    <style:style style:name="ListLabel_20_173" style:display-name="ListLabel 173" style:family="text">
      <style:text-properties fo:font-size="10pt" style:font-size-asian="10pt" style:font-size-complex="10pt"/>
    </style:style>
    <style:style style:name="ListLabel_20_174" style:display-name="ListLabel 174" style:family="text">
      <style:text-properties fo:font-size="10pt" style:font-size-asian="10pt" style:font-size-complex="10pt"/>
    </style:style>
    <style:style style:name="ListLabel_20_175" style:display-name="ListLabel 175" style:family="text">
      <style:text-properties fo:font-size="10pt" style:font-size-asian="10pt" style:font-size-complex="10pt"/>
    </style:style>
    <style:style style:name="ListLabel_20_176" style:display-name="ListLabel 176" style:family="text">
      <style:text-properties fo:font-size="10pt" style:font-size-asian="10pt" style:font-size-complex="10pt"/>
    </style:style>
    <style:style style:name="ListLabel_20_177" style:display-name="ListLabel 177" style:family="text">
      <style:text-properties fo:font-size="10pt" style:font-size-asian="10pt" style:font-size-complex="10pt"/>
    </style:style>
    <style:style style:name="ListLabel_20_178" style:display-name="ListLabel 178" style:family="text">
      <style:text-properties fo:font-size="10pt" style:font-size-asian="10pt" style:font-size-complex="10pt"/>
    </style:style>
    <style:style style:name="ListLabel_20_179" style:display-name="ListLabel 179" style:family="text">
      <style:text-properties style:font-name="Calibri" fo:font-family="Calibri" style:font-family-generic="swiss" fo:font-size="12pt" style:text-underline-style="none" style:font-size-asian="12pt"/>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font-name="Calibri" fo:font-family="Calibri" style:font-family-generic="swiss" fo:font-size="12pt" style:text-underline-style="none" style:font-size-asian="12pt"/>
    </style:style>
    <style:style style:name="ListLabel_20_189" style:display-name="ListLabel 189" style:family="text">
      <style:text-properties style:font-name="Calibri" fo:font-family="Calibri" style:font-family-generic="swiss" fo:font-size="12pt" style:text-underline-style="none" style:font-size-asian="12pt"/>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font-name="Calibri" fo:font-family="Calibri" style:font-family-generic="swiss" fo:font-size="12pt" style:text-underline-style="none" style:font-size-asian="12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fo:font-size="12pt" style:font-size-asian="12pt" style:font-name-complex="Noto Sans Symbols1" style:font-family-complex="'Noto Sans Symbols'" style:font-family-generic-complex="system" style:font-pitch-complex="variable" style:font-size-complex="10pt"/>
    </style:style>
    <style:style style:name="ListLabel_20_207" style:display-name="ListLabel 2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8" style:display-name="ListLabel 2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09" style:display-name="ListLabel 2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0" style:display-name="ListLabel 2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1" style:display-name="ListLabel 2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2" style:display-name="ListLabel 2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3" style:display-name="ListLabel 2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4" style:display-name="ListLabel 2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15" style:display-name="ListLabel 215" style:family="text">
      <style:text-properties fo:font-size="12pt" style:text-underline-style="none" style:font-size-asian="12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fo:font-size="12pt" style:text-underline-style="none" style:font-size-asian="12pt"/>
    </style:style>
    <style:style style:name="ListLabel_20_225" style:display-name="ListLabel 225" style:family="text">
      <style:text-properties fo:font-size="12pt" style:text-underline-style="none" style:font-size-asian="12pt"/>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fo:font-size="12pt" style:text-underline-style="none" style:font-size-asian="12pt" style:font-name-complex="Wingdings1" style:font-family-complex="Wingdings" style:font-family-generic-complex="system" style:font-pitch-complex="variable"/>
    </style:style>
    <style:style style:name="ListLabel_20_234" style:display-name="ListLabel 234" style:family="text">
      <style:text-properties style:text-underline-style="none" style:font-name-complex="Wingdings 21" style:font-family-complex="'Wingdings 2'" style:font-family-generic-complex="system" style:font-pitch-complex="variable"/>
    </style:style>
    <style:style style:name="ListLabel_20_235" style:display-name="ListLabel 235" style:family="text">
      <style:text-properties style:text-underline-style="none" style:font-name-complex="OpenSymbol1" style:font-family-complex="OpenSymbol" style:font-family-generic-complex="system" style:font-pitch-complex="variable"/>
    </style:style>
    <style:style style:name="ListLabel_20_236" style:display-name="ListLabel 236" style:family="text">
      <style:text-properties style:text-underline-style="none" style:font-name-complex="Wingdings1" style:font-family-complex="Wingdings" style:font-family-generic-complex="system" style:font-pitch-complex="variable"/>
    </style:style>
    <style:style style:name="ListLabel_20_237" style:display-name="ListLabel 237" style:family="text">
      <style:text-properties style:text-underline-style="none" style:font-name-complex="Wingdings 21" style:font-family-complex="'Wingdings 2'" style:font-family-generic-complex="system" style:font-pitch-complex="variable"/>
    </style:style>
    <style:style style:name="ListLabel_20_238" style:display-name="ListLabel 238" style:family="text">
      <style:text-properties style:text-underline-style="none" style:font-name-complex="OpenSymbol1" style:font-family-complex="OpenSymbol" style:font-family-generic-complex="system" style:font-pitch-complex="variable"/>
    </style:style>
    <style:style style:name="ListLabel_20_239" style:display-name="ListLabel 239" style:family="text">
      <style:text-properties style:text-underline-style="none" style:font-name-complex="Wingdings1" style:font-family-complex="Wingdings" style:font-family-generic-complex="system" style:font-pitch-complex="variable"/>
    </style:style>
    <style:style style:name="ListLabel_20_240" style:display-name="ListLabel 240" style:family="text">
      <style:text-properties style:text-underline-style="none" style:font-name-complex="Wingdings 21" style:font-family-complex="'Wingdings 2'" style:font-family-generic-complex="system" style:font-pitch-complex="variable"/>
    </style:style>
    <style:style style:name="ListLabel_20_241" style:display-name="ListLabel 241" style:family="text">
      <style:text-properties style:text-underline-style="none" style:font-name-complex="OpenSymbol1" style:font-family-complex="OpenSymbol" style:font-family-generic-complex="system" style:font-pitch-complex="variable"/>
    </style:style>
    <style:style style:name="ListLabel_20_242" style:display-name="ListLabel 242" style:family="text">
      <style:text-properties style:font-name-complex="Wingdings1" style:font-family-complex="Wingdings" style:font-family-generic-complex="system" style:font-pitch-complex="variable"/>
    </style:style>
    <style:style style:name="ListLabel_20_243" style:display-name="ListLabel 243" style:family="text">
      <style:text-properties fo:font-size="12pt" style:font-size-asian="12pt" style:font-name-complex="Noto Sans Symbols1" style:font-family-complex="'Noto Sans Symbols'" style:font-family-generic-complex="system" style:font-pitch-complex="variable" style:font-size-complex="10pt"/>
    </style:style>
    <style:style style:name="ListLabel_20_244" style:display-name="ListLabel 2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5" style:display-name="ListLabel 2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6" style:display-name="ListLabel 2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7" style:display-name="ListLabel 2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8" style:display-name="ListLabel 2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9" style:display-name="ListLabel 2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0" style:display-name="ListLabel 2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1" style:display-name="ListLabel 2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2" style:display-name="ListLabel 252" style:family="text">
      <style:text-properties fo:font-size="12pt" style:text-underline-style="none" style:font-size-asian="12pt"/>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fo:font-size="12pt" style:text-underline-style="none" style:font-size-asian="12pt"/>
    </style:style>
    <style:style style:name="ListLabel_20_262" style:display-name="ListLabel 262" style:family="text">
      <style:text-properties fo:font-size="12pt" style:text-underline-style="none" style:font-size-asian="12pt"/>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fo:font-size="12pt" style:text-underline-style="none" style:font-size-asian="12pt" style:font-name-complex="Wingdings1" style:font-family-complex="Wingdings" style:font-family-generic-complex="system" style:font-pitch-complex="variable"/>
    </style:style>
    <style:style style:name="ListLabel_20_271" style:display-name="ListLabel 271" style:family="text">
      <style:text-properties style:text-underline-style="none" style:font-name-complex="Wingdings 21" style:font-family-complex="'Wingdings 2'" style:font-family-generic-complex="system" style:font-pitch-complex="variable"/>
    </style:style>
    <style:style style:name="ListLabel_20_272" style:display-name="ListLabel 272" style:family="text">
      <style:text-properties style:text-underline-style="none" style:font-name-complex="OpenSymbol1" style:font-family-complex="OpenSymbol" style:font-family-generic-complex="system" style:font-pitch-complex="variable"/>
    </style:style>
    <style:style style:name="ListLabel_20_273" style:display-name="ListLabel 273" style:family="text">
      <style:text-properties style:text-underline-style="none" style:font-name-complex="Wingdings1" style:font-family-complex="Wingdings" style:font-family-generic-complex="system" style:font-pitch-complex="variable"/>
    </style:style>
    <style:style style:name="ListLabel_20_274" style:display-name="ListLabel 274" style:family="text">
      <style:text-properties style:text-underline-style="none" style:font-name-complex="Wingdings 21" style:font-family-complex="'Wingdings 2'" style:font-family-generic-complex="system" style:font-pitch-complex="variable"/>
    </style:style>
    <style:style style:name="ListLabel_20_275" style:display-name="ListLabel 275" style:family="text">
      <style:text-properties style:text-underline-style="none" style:font-name-complex="OpenSymbol1" style:font-family-complex="OpenSymbol" style:font-family-generic-complex="system" style:font-pitch-complex="variable"/>
    </style:style>
    <style:style style:name="ListLabel_20_276" style:display-name="ListLabel 276" style:family="text">
      <style:text-properties style:text-underline-style="none" style:font-name-complex="Wingdings1" style:font-family-complex="Wingdings" style:font-family-generic-complex="system" style:font-pitch-complex="variable"/>
    </style:style>
    <style:style style:name="ListLabel_20_277" style:display-name="ListLabel 277" style:family="text">
      <style:text-properties style:text-underline-style="none" style:font-name-complex="Wingdings 21" style:font-family-complex="'Wingdings 2'" style:font-family-generic-complex="system" style:font-pitch-complex="variable"/>
    </style:style>
    <style:style style:name="ListLabel_20_278" style:display-name="ListLabel 278" style:family="text">
      <style:text-properties style:text-underline-style="none" style:font-name-complex="OpenSymbol1" style:font-family-complex="OpenSymbol" style:font-family-generic-complex="system" style:font-pitch-complex="variable"/>
    </style:style>
    <style:style style:name="ListLabel_20_279" style:display-name="ListLabel 279" style:family="text">
      <style:text-properties style:font-name-complex="Wingdings1" style:font-family-complex="Wingdings" style:font-family-generic-complex="system" style:font-pitch-complex="variable"/>
    </style:style>
    <style:style style:name="ListLabel_20_280" style:display-name="ListLabel 280" style:family="text"/>
    <style:style style:name="ListLabel_20_281" style:display-name="ListLabel 281" style:family="text">
      <style:text-properties fo:color="#1155cc"/>
    </style:style>
    <style:style style:name="ListLabel_20_282" style:display-name="ListLabel 282" style:family="text">
      <style:text-properties fo:font-size="12pt" style:font-size-asian="12pt" style:font-name-complex="Noto Sans Symbols1" style:font-family-complex="'Noto Sans Symbols'" style:font-family-generic-complex="system" style:font-pitch-complex="variable" style:font-size-complex="10pt"/>
    </style:style>
    <style:style style:name="ListLabel_20_283" style:display-name="ListLabel 2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4" style:display-name="ListLabel 2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5" style:display-name="ListLabel 2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6" style:display-name="ListLabel 2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7" style:display-name="ListLabel 2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8" style:display-name="ListLabel 2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9" style:display-name="ListLabel 2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0" style:display-name="ListLabel 2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1" style:display-name="ListLabel 291" style:family="text">
      <style:text-properties fo:font-size="12pt" style:text-underline-style="none" style:font-size-asian="12pt"/>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fo:font-size="12pt" style:text-underline-style="none" style:font-size-asian="12pt"/>
    </style:style>
    <style:style style:name="ListLabel_20_301" style:display-name="ListLabel 301" style:family="text">
      <style:text-properties fo:font-size="12pt" style:text-underline-style="none" style:font-size-asian="12pt"/>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fo:font-size="12pt" style:text-underline-style="none" style:font-size-asian="12pt" style:font-name-complex="Wingdings1" style:font-family-complex="Wingdings" style:font-family-generic-complex="system" style:font-pitch-complex="variable"/>
    </style:style>
    <style:style style:name="ListLabel_20_310" style:display-name="ListLabel 310" style:family="text">
      <style:text-properties style:text-underline-style="none" style:font-name-complex="Wingdings 21" style:font-family-complex="'Wingdings 2'" style:font-family-generic-complex="system" style:font-pitch-complex="variable"/>
    </style:style>
    <style:style style:name="ListLabel_20_311" style:display-name="ListLabel 311" style:family="text">
      <style:text-properties style:text-underline-style="none" style:font-name-complex="OpenSymbol1" style:font-family-complex="OpenSymbol" style:font-family-generic-complex="system" style:font-pitch-complex="variable"/>
    </style:style>
    <style:style style:name="ListLabel_20_312" style:display-name="ListLabel 312" style:family="text">
      <style:text-properties style:text-underline-style="none" style:font-name-complex="Wingdings1" style:font-family-complex="Wingdings" style:font-family-generic-complex="system" style:font-pitch-complex="variable"/>
    </style:style>
    <style:style style:name="ListLabel_20_313" style:display-name="ListLabel 313" style:family="text">
      <style:text-properties style:text-underline-style="none" style:font-name-complex="Wingdings 21" style:font-family-complex="'Wingdings 2'" style:font-family-generic-complex="system" style:font-pitch-complex="variable"/>
    </style:style>
    <style:style style:name="ListLabel_20_314" style:display-name="ListLabel 314" style:family="text">
      <style:text-properties style:text-underline-style="none" style:font-name-complex="OpenSymbol1" style:font-family-complex="OpenSymbol" style:font-family-generic-complex="system" style:font-pitch-complex="variable"/>
    </style:style>
    <style:style style:name="ListLabel_20_315" style:display-name="ListLabel 315" style:family="text">
      <style:text-properties style:text-underline-style="none" style:font-name-complex="Wingdings1" style:font-family-complex="Wingdings" style:font-family-generic-complex="system" style:font-pitch-complex="variable"/>
    </style:style>
    <style:style style:name="ListLabel_20_316" style:display-name="ListLabel 316" style:family="text">
      <style:text-properties style:text-underline-style="none" style:font-name-complex="Wingdings 21" style:font-family-complex="'Wingdings 2'" style:font-family-generic-complex="system" style:font-pitch-complex="variable"/>
    </style:style>
    <style:style style:name="ListLabel_20_317" style:display-name="ListLabel 317" style:family="text">
      <style:text-properties style:text-underline-style="none" style:font-name-complex="OpenSymbol1" style:font-family-complex="OpenSymbol" style:font-family-generic-complex="system" style:font-pitch-complex="variable"/>
    </style:style>
    <style:style style:name="ListLabel_20_318" style:display-name="ListLabel 318" style:family="text">
      <style:text-properties style:font-name-complex="Wingdings1" style:font-family-complex="Wingdings" style:font-family-generic-complex="system" style:font-pitch-complex="variable"/>
    </style:style>
    <style:style style:name="ListLabel_20_319" style:display-name="ListLabel 319" style:family="text"/>
    <style:style style:name="ListLabel_20_320" style:display-name="ListLabel 320" style:family="text">
      <style:text-properties fo:color="#1155c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25in"/>
        </style:list-level-properties>
      </text:list-level-style-number>
      <text:list-level-style-number text:level="2" style:num-format="">
        <style:list-level-properties text:list-level-position-and-space-mode="label-alignment">
          <style:list-level-label-alignment text:label-followed-by="nothing" fo:text-indent="-0.25in"/>
        </style:list-level-properties>
      </text:list-level-style-number>
      <text:list-level-style-number text:level="3" style:num-format="">
        <style:list-level-properties text:list-level-position-and-space-mode="label-alignment">
          <style:list-level-label-alignment text:label-followed-by="nothing" fo:text-indent="-0.25in"/>
        </style:list-level-properties>
      </text:list-level-style-number>
      <text:list-level-style-number text:level="4" style:num-format="">
        <style:list-level-properties text:list-level-position-and-space-mode="label-alignment">
          <style:list-level-label-alignment text:label-followed-by="nothing" fo:text-indent="-0.25in"/>
        </style:list-level-properties>
      </text:list-level-style-number>
      <text:list-level-style-number text:level="5" style:num-format="">
        <style:list-level-properties text:list-level-position-and-space-mode="label-alignment">
          <style:list-level-label-alignment text:label-followed-by="nothing" fo:text-indent="-0.25in"/>
        </style:list-level-properties>
      </text:list-level-style-number>
      <text:list-level-style-number text:level="6" style:num-format="">
        <style:list-level-properties text:list-level-position-and-space-mode="label-alignment">
          <style:list-level-label-alignment text:label-followed-by="nothing" fo:text-indent="-0.25in"/>
        </style:list-level-properties>
      </text:list-level-style-number>
      <text:list-level-style-number text:level="7" style:num-format="">
        <style:list-level-properties text:list-level-position-and-space-mode="label-alignment">
          <style:list-level-label-alignment text:label-followed-by="nothing" fo:text-indent="-0.25in"/>
        </style:list-level-properties>
      </text:list-level-style-number>
      <text:list-level-style-number text:level="8" style:num-format="">
        <style:list-level-properties text:list-level-position-and-space-mode="label-alignment">
          <style:list-level-label-alignment text:label-followed-by="nothing" fo:text-indent="-0.25in"/>
        </style:list-level-properties>
      </text:list-level-style-number>
      <text:list-level-style-number text:level="9" style:num-format="">
        <style:list-level-properties text:list-level-position-and-space-mode="label-alignment">
          <style:list-level-label-alignment text:label-followed-by="nothing" fo:text-indent="-0.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82"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283"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8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28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286"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6" text:style-name="ListLabel_20_287"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288"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289"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9" text:style-name="ListLabel_20_290"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9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93" style:num-suffix="." style:num-format="i">
        <style:list-level-properties text:list-level-position-and-space-mode="label-alignment">
          <style:list-level-label-alignment text:label-followed-by="listtab" fo:text-indent="-0.25in" fo:margin-left="1.25in"/>
        </style:list-level-properties>
      </text:list-level-style-number>
      <text:list-level-style-number text:level="4" text:style-name="ListLabel_20_29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9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96" style:num-suffix="." style:num-format="i">
        <style:list-level-properties text:list-level-position-and-space-mode="label-alignment">
          <style:list-level-label-alignment text:label-followed-by="listtab" fo:text-indent="-0.25in" fo:margin-left="2.75in"/>
        </style:list-level-properties>
      </text:list-level-style-number>
      <text:list-level-style-number text:level="7" text:style-name="ListLabel_20_29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9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99" style:num-suffix="." style:num-format="i">
        <style:list-level-properties text:list-level-position-and-space-mode="label-alignment">
          <style:list-level-label-alignment text:label-followed-by="listtab"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0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30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2" style:num-suffix="." style:num-format="i">
        <style:list-level-properties text:list-level-position-and-space-mode="label-alignment">
          <style:list-level-label-alignment text:label-followed-by="listtab" fo:text-indent="-0.25in" fo:margin-left="1.25in"/>
        </style:list-level-properties>
      </text:list-level-style-number>
      <text:list-level-style-number text:level="4" text:style-name="ListLabel_20_30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0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05" style:num-suffix="." style:num-format="i">
        <style:list-level-properties text:list-level-position-and-space-mode="label-alignment">
          <style:list-level-label-alignment text:label-followed-by="listtab" fo:text-indent="-0.25in" fo:margin-left="2.75in"/>
        </style:list-level-properties>
      </text:list-level-style-number>
      <text:list-level-style-number text:level="7" text:style-name="ListLabel_20_30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0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08" style:num-suffix="." style:num-format="i">
        <style:list-level-properties text:list-level-position-and-space-mode="label-alignment">
          <style:list-level-label-alignment text:label-followed-by="listtab"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09"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310"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ListLabel_20_31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text:style-name="ListLabel_20_31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5" text:style-name="ListLabel_20_313"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6" text:style-name="ListLabel_20_314" style:num-suffix="■"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7" text:style-name="ListLabel_20_315"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8" text:style-name="ListLabel_20_316" style:num-suffix="" text:bullet-char="">
        <style:list-level-properties text:list-level-position-and-space-mode="label-alignment">
          <style:list-level-label-alignment text:label-followed-by="listtab" fo:text-indent="-0.25in" fo:margin-left="3.75in"/>
        </style:list-level-properties>
        <style:text-properties style:font-name="Wingdings 2"/>
      </text:list-level-style-bullet>
      <text:list-level-style-bullet text:level="9" text:style-name="ListLabel_20_317" style:num-suffix="■" text:bullet-char="■">
        <style:list-level-properties text:list-level-position-and-space-mode="label-alignment">
          <style:list-level-label-alignment text:label-followed-by="listtab" fo:text-indent="-0.25in" fo:margin-left="4.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18"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5T10:12:00</meta:creation-date>
    <meta:initial-creator>Danny Quah</meta:initial-creator>
    <dc:language>en-SG</dc:language>
    <dc:creator>Danny Quah</dc:creator>
    <dc:date>2019-02-09T10:59:42.686000000</dc:date>
    <meta:editing-cycles>8</meta:editing-cycles>
    <dc:title>DQ-1Default</dc:title>
    <meta:editing-duration>PT24M13S</meta:editing-duration>
    <meta:generator>LibreOffice/6.0.7.3$Windows_X86_64 LibreOffice_project/dc89aa7a9eabfd848af146d5086077aeed2ae4a5</meta:generator>
    <meta:document-statistic meta:table-count="1" meta:image-count="0" meta:object-count="0" meta:page-count="7" meta:paragraph-count="117" meta:word-count="1578" meta:character-count="9727" meta:non-whitespace-character-count="82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